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paragraph-properties fo:margin-left="1.27cm" fo:margin-right="0cm" fo:text-indent="0cm" style:auto-text-indent="false"/>
    </style:style>
    <style:style style:name="P2" style:family="paragraph" style:parent-style-name="Heading_20_3">
      <style:paragraph-properties fo:text-align="justify" style:justify-single-word="false"/>
    </style:style>
    <style:style style:name="P3" style:family="paragraph" style:parent-style-name="Quotations">
      <style:text-properties officeooo:paragraph-rsid="0007eac4"/>
    </style:style>
    <style:style style:name="P4" style:family="paragraph" style:parent-style-name="Quotations">
      <style:paragraph-properties fo:margin-left="0cm" fo:margin-right="1cm" fo:text-indent="0cm" style:auto-text-indent="false"/>
      <style:text-properties officeooo:paragraph-rsid="0007eac4"/>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7eac4"/>
    </style:style>
    <style:style style:name="T1" style:family="text">
      <style:text-properties fo:font-style="italic" style:font-style-asian="italic" style:font-style-complex="italic"/>
    </style:style>
    <style:style style:name="T2" style:family="text">
      <style:text-properties officeooo:rsid="0007eac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alyse de la conception d’une formation pour des étudiants de première année</text:p>
      <text:p text:style-name="Subtitle">Candidature au Label Bibliothécaire Formateur de niveau 2</text:p>
      <text:p text:style-name="Standard"/>
      <text:p text:style-name="Standard">Damien Belvèze</text:p>
      <text:p text:style-name="Standard">24-02-2022</text:p>
      <text:p text:style-name="Standard"/>
      <text:h text:style-name="Heading_20_2" text:outline-level="2"><text:bookmark-start text:name="remise-à-niveau-méthodologique-détudiants-en-manque-daffectation"/>Remise à niveau méthodologique d’étudiants en manque d’affectation<text:bookmark-end text:name="remise-à-niveau-méthodologique-détudiants-en-manque-daffectation"/></text:h>
      <text:p text:style-name="P5">Depuis l’instauration de Parcoursup, les services commun de documentation de Rennes 1 et de Rennes 2 se sont impliqué dans l’aide apportée par les universités aux étudiants en transition qui n’avaient pas obtenu d’affectation à l’issue de cette procédure de sélection. </text:p>
      <text:p text:style-name="P6">Le SCD de Rennes 2 a été tout d’abord sollicité dans le cadre du dispositif <text:span text:style-name="T1">Rebonds</text:span>. En devenant ORA (“s’Orienter, Réfléchir, Agir”) Ce dispositif de remédiation a été élargé à l’université de Rennes 1 et à son service commun de documentation. </text:p>
      <text:p text:style-name="P6">Contactés par les gestionnaires du dispositif, mon homologue du SCD Rennes 2 et moi-même avons élaboré un plan de remédiation méthodologique en 5 séances de deux heures. Notre intervention s’ajoutait à d’autres (en orthographe, en informatique, en anglais, et en techniques d’expression) avec lesquelles elle poursuivait la même fin de redonner confiance aux étudiants inscrits et de leur permettre d’acquérir l’autonomie et les méthodes de travail qui leur permettront de réussir en licence. </text:p>
      <text:h text:style-name="Heading_20_2" text:outline-level="2"><text:bookmark-start text:name="mise-au-point-dun-parcours-de-formations-à-la-documentation-et-à-linformation-avec-la-bu-voisine"/>Mise au point d’un parcours de formations à la documentation et à l’information avec la BU voisine<text:bookmark-end text:name="mise-au-point-dun-parcours-de-formations-à-la-documentation-et-à-linformation-avec-la-bu-voisine"/></text:h>
      <text:p text:style-name="P5">Nous sommes partis du programme conçu par le SCD Rennes 2 pour <text:span text:style-name="T1">Rebonds</text:span> et nous nous sommes mis d’accord sur des intitulés de séance et des compétences à transmettre. Les apprenants étaient répartis en deux groupes en fonction de la discipline vers laquelle ils souhaitaient s’orienter.   Le SCD de Rennes 1 a pris en charge les étudiant.e.s qui désiraient s’orienter vers les professions de santé et vers les sciences.  </text:p>
      <text:p text:style-name="P6">En ce qui concerne le contenu, chaque équipe et même chaque formateur était libre de proposer les activités de son choix en suivant la trame définie plus haut et reproduite en annexe. Pour ce qui concerne la contribution de Rennes 1, le contenu des séances incluant les activités et les exercices <text:a xlink:type="simple" xlink:href="https://focus.univ-rennes1.fr/ora" text:style-name="Internet_20_link" text:visited-style-name="Visited_20_Internet_20_Link"><text:span text:style-name="Definition">est disponible sur notre site Focus</text:span></text:a>.  </text:p>
      <text:p text:style-name="P6">J’ai personnellement animé trois des cinq séances proposées (séance 2, séance 4 et séance 5). Je vais détailler plus loint le contenu de la séance 4 intitulée <text:span text:style-name="T1">vérifier l’information. Être conscient des enjeux de la désinformation</text:span></text:p>
      <text:p text:style-name="P6"><text:span text:style-name="T1"/></text:p>
      <text:h text:style-name="Heading_20_2" text:outline-level="2"><text:bookmark-start text:name="une-initiation-à-lévaluation-de-linformation"/><text:soft-page-break/>Une initiation à l’évaluation de l’information<text:bookmark-end text:name="une-initiation-à-lévaluation-de-linformation"/></text:h>
      <text:h text:style-name="Heading_20_3" text:outline-level="3"><text:bookmark-start text:name="la-vérité-est-payante-et-le-mensonge-est-gratuit"/>“La vérité est payante et le mensonge est gratuit”<text:bookmark-end text:name="la-vérité-est-payante-et-le-mensonge-est-gratuit"/></text:h>
      <text:p text:style-name="P5">Lors de la séance 2, j’avais déjà eu la possibilité de faire découvrir aux étudiants l’agrégateur de presse <text:span text:style-name="T1">Europresse</text:span>. J’ai souhaité reprendre ce fil et j’ai commencé la séance 4 en confrontant les étudiants à deux pages web sur le même sujet.  </text:p>
      <text:p text:style-name="P6">Le premier texte était disponible sur le site de <text:a xlink:type="simple" xlink:href="https://reinfocovid.fr/" text:style-name="Internet_20_link" text:visited-style-name="Visited_20_Internet_20_Link"><text:span text:style-name="Definition">Reinfo COVID</text:span></text:a> fondé à l’initiation du médecin réanimateur Antoine Foucher. Il s’agissait du manifeste d’une personne qui refusait de se “faire injecter” entre autres pour la raison qu’on “manquait de recul” sur les vaccins. L’autre texte, presque contemporain du premier, était un article paru sur Le Monde.fr dans la rubrique des Décodeurs. Cet article montrait qu’un recul de 3,5 milliards de doses était plus que suffisant pour nous rassurer sur l’efficacité du vaccin contre le variant Delta du Sars-Cov-2 alors en passe de devenir majoritaire au moment du cours  </text:p>
      <text:p text:style-name="P6">Le premier texte était disponible intégralement sur le web. Le second n’était accessible qu’aux abonnés du Monde. Reinfo COVID est l’un des principaux sites de désinformation sur le COVID. Certains des étudiants présents avaient déjà entendu parler des Décodeurs comme d’une rubrique de Fact-Checking appartenant au Monde. Déjà familiers d’Europresse, ils ont pu obtenir le texte intégral de l’article et en prendre connaissance.  </text:p>
      <text:p text:style-name="P7">Après ces deux lectures, je leur ai demandé s’ils étaient d’accord avec l’assertion suivante qu’elles semblent corroborer :</text:p>
      <text:p text:style-name="P3"><text:s/>“<text:span text:style-name="T1">le mensonge est gratuit, la vérité est payante</text:span>”</text:p>
      <text:p text:style-name="P4">...ou bien ce que cela leur inspirait.</text:p>
      <text:p text:style-name="P6">Cette assertion est extraite d’un article de Current Affairs (Robinson 2020), plus nuancé que ce que cette citation laisse paraître. J’espérais que l’on pourrait discuter de business model de la presse et évaluer la réputation de magazines en ligne accessibles à tous (il y en a de très bons en effet<text:note text:id="ftn1" text:note-class="footnote"><text:note-citation>1</text:note-citation><text:note-body><text:p text:style-name="Footnote">Numérama, Reporterre…</text:p></text:note-body></text:note>), mais les étudiants qui consomment des articles en ligne depuis les réseaux sociaux ne connaissent pas forcément leurs sources. Je souhaitais également montrer : - que la désinformation rapporte (notamment par la publicité pour des prétendus traitements anti-COVID) et contrebalance largement le coût de production d’une information “gratuite”. - que la gratuité apparente par ailleurs dissimule souvent une monétisation des données personnelles du visiteur.  </text:p>
      <text:h text:style-name="P2" text:outline-level="3"><text:bookmark-start text:name="la-taille-des-pycnogonides"/>La taille des pycnogonides<text:bookmark-end text:name="la-taille-des-pycnogonides"/></text:h>
      <text:p text:style-name="P5">Les pycnogonides sont des arachnides marins dont la taille varie considérablement selon la latitude. Les étudiants invités à consulter l’article de l’Encyclopédie Universalis sur le sujet peuvent y lire que “Leur corps grêle et trapu ne dépasse pas 10 cm”, envergure des pattes comprise(<text:span text:style-name="T2">voir référence de l’article en bibliographie</text:span>). Ma fréquentation régulière de l’<text:span text:style-name="T2">E</text:span>ncyclopédie <text:span text:style-name="T2">U</text:span>niversalis m’a amené à constater à maintes reprises que les articles y étaient datés, insuffisamment sourcés (si on les compare à ceux de Wikipédia) et dépourvus de date d’édition. A rebours de ce qui pratique trop souvent, j’ai donc invité les étudiants à vérifier les données de l’EU en allant chercher des informations sur Wikipédia et leur ai demandé de consulter tant l’article en français que son équivalent en anglais (avec l’aide d’un traducteur automatique)  </text:p>
      <text:p text:style-name="P6">Avec l’historique de ces articles, nous avons mesuré l’actualité des informations qui y sont dispensées. Un message posté dans la discussion de l’article en français suggère qu’on a découvert des espèces “géantes” en Antartique de 20 cm, et un passage de l’article en anglais comporte une affirmation plus précise :</text:p>
      <text:p text:style-name="P1">“There are over 1,300 known species, with legs ranging from 1 mm (0.04 in) to over 70 cm (2.3 ft)”</text:p>
      <text:p text:style-name="P5"><text:soft-page-break/>Comme d’habitude sur Wikipédia cette information est sourcée mais renvoie à une page qui n’est plus en ligne (erreur 404). Cela nous permet d’introduire la notion de mémoire du web et la <text:a xlink:type="simple" xlink:href="https://archive.org/" text:style-name="Internet_20_link" text:visited-style-name="Visited_20_Internet_20_Link"><text:span text:style-name="Definition">machine à remonter le temps d’Internet Archive</text:span></text:a>. La page a bien été sauvegardée sur IA et contient une photo où l’on voit le Dr. Claudia Arango tenir à la main un de ces spécimens antarctiques dont l’envergure à l’évidence est supérieure à 10 cm. Une étudiante nous a permis de constater que le lien fourni par Wikipédia était cassé suite à une réindexation du site et qu’on pouvait retrouver la page directement sur le site en utilisant son moteur de recherche interne.  </text:p>
      <text:p text:style-name="P6">J’ai donc demandé aux étudiants d’expliquer cette divergence entre le contenu de l’article de l’Universalis et ce que nous constations sur cette page publiée en 2010. Les étudiants ont suggéré que l’article de l’EU était antérieur aux découvertes de Claudia Arango. Après une courte recherche sur le web, ils ont pu constater que l’auteur de l’article de l’Universalis, Andrée Tétry était décédée en 1992 et que l’article n’avait sans doute pas été mis à jour depuis. Cela m’a permis de montrer l’intérêt de disposer de Communs de la connaissance comme Wikipédia où tout le monde peut apporter sa contribution et mettre à jour l’information par rapport à un projet encyclopédique fermé à visée commerciale.  </text:p>
      <text:h text:style-name="Heading_20_3" text:outline-level="3"><text:bookmark-start text:name="localiser-des-images"/>localiser des images<text:bookmark-end text:name="localiser-des-images"/></text:h>
      <text:p text:style-name="P5">Une partie de la désinformation en ligne tient à des images authentiques, non fabriquées mais associées à des légendes mensongères. La situation de guerre en Ukraine projette ces images décontextualisées sur les réseaux sociaux afin de démoraliser l’adversaire. Retrouver le contexte (lieu et éventuellement date approximative) d’une image est donc une compétence qui nous paraît cardinale à l’ère des réseaux sociaux.  </text:p>
      <text:p text:style-name="P6">Pendant le premier confinement, j’avais entretenu le lien avec les autres formateurs en leur proposant des défis mis en ligne sur Twitter par un collectif de journalistes (Quiztime)<text:note text:id="ftn2" text:note-class="footnote"><text:note-citation>2</text:note-citation><text:note-body><text:p text:style-name="Footnote">https://focus.univ-rennes1.fr/geoquiz</text:p></text:note-body></text:note>. Il s’agit d’images que j’avais réussi à localiser (et parfois à chronolocaliser) en utilisant les méthodes de la recherche en open source.  </text:p>
      <text:p text:style-name="P6">J’ai proposé aux étudiants un exercice parmi les plus faciles, où l’identification de détails dans l’image (un logo sur une tour, la forme d’un bâtiment portuaire), le recours à un moteur de recherche inverse, un peu de réflexion et l’usage d’Open Street Map permettait d’obtenir la réponse voulue. A chaque fois que je propose cet exercice, les étudiants attirent mon attention sur d’autres pistes ou détails de l’image que j’avais négligés, ce qui me conforte dans l’idée que le goût de la recherche sur le web et un raisonnement adapté permettent d’aller souvent aussi loin que des outils plus complexes. Cette activité clôturait la séance et faisait le lien avec la séance suivante portant sur les stratégies de recherche.</text:p>
      <text:h text:style-name="Heading_20_2" text:outline-level="2"><text:bookmark-start text:name="conclusion"/>conclusion<text:bookmark-end text:name="conclusion"/></text:h>
      <text:p text:style-name="P5">Le besoin des étudiants aujourd’hui, loin d’être purement documentaire combine diverses aptitudes et attitudes qui sont rarement enseignées dans les cours. Il est de notre responsabilité de ne pas nous concentrer sur les produits documentaires auxquels la bibliothèque s’abonne parfois à grand frais mais de faire progresser les étudiants, y compris les plus fragiles sur le plan universitaire, dans la <text:span text:style-name="T1">maîtrise d’armes des réseaux</text:span> pour reprendre la belle formule d’Olivier Le Deuff(Le Deuff 2021).</text:p>
      <text:p text:style-name="Standard"/>
      <text:h text:style-name="Heading_20_2" text:outline-level="2">Bibliographie</text:h>
      <text:section text:style-name="Sect1" text:name="refs">
        <text:section text:style-name="Sect1" text:name="ref-LeDeuffRipostedigitalePour2021">
          <text:p text:style-name="Text_20_body">Le Deuff, Olivier. 2021. <text:span text:style-name="T1">Riposte digitale : Pour des maîtres d’armes des réseaux | Olivier Le Deuff | éditions publie.net</text:span>. Publie.net.</text:p>
        </text:section>
        <text:section text:style-name="Sect1" text:name="ref-RobinsonTruthPaywalledLies2020">
          <text:p text:style-name="Text_20_body">Robinson, Nathan J. 2020. “The Truth Is Paywalled But The Lies Are Free.” <text:span text:style-name="T1">Current Affairs</text:span>, August.</text:p>
        </text:section>
        <text:section text:style-name="Sect1" text:name="ref-TetryPYCNOGONIDESouPANTOPODESinconnue">
          <text:p text:style-name="Text_20_body"><text:soft-page-break/>Tétry, Andrée. inconnue. “PYCNOGONIDES Ou PANTOPODES - Encyclopædia Universalis.” https://www.universalis.fr/encyclopedie/pycnogonides-pantopodes/.</text:p>
        </text:section>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style:page-number="auto"/>
      <style:text-properties style:font-name="Arial" fo:font-family="Arial" style:font-style-name="Normal" style:font-family-generic="swiss" style:font-pitch="variable" fo:font-size="11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729fcf" loext:opacity="100%"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Gras" style:font-family-generic="swiss" style:font-pitch="variable" fo:font-size="115%" style:text-underline-style="solid" style:text-underline-width="auto" style:text-underline-color="font-color" fo:font-weight="bold" fo:background-color="transparent" style:font-size-asian="115%" style:font-weight-asian="bold" style:font-size-complex="115%" style:font-weight-complex="bold"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style-name="Gras" style:font-family-generic="swiss" style:font-pitch="variable"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title>Analyse de la conception d’une formation pour des étudiants de première année</dc:title>
    <dc:description/>
    <dc:subject/>
    <meta:keyword/>
    <meta:initial-creator>Damien Belvèze</meta:initial-creator>
    <meta:creation-date>2022-03-02T15:25:01Z</meta:creation-date>
    <dc:date>2022-03-02T16:45:37.052000000</dc:date>
    <meta:editing-duration>PT7M22S</meta:editing-duration>
    <meta:editing-cycles>1</meta:editing-cycles>
    <meta:document-statistic meta:table-count="0" meta:image-count="0" meta:object-count="0" meta:page-count="4" meta:paragraph-count="39" meta:word-count="1521" meta:character-count="9775" meta:non-whitespace-character-count="8265"/>
    <meta:user-defined meta:name="aliases"/>
    <meta:user-defined meta:name="biblio_style">csl.csl</meta:user-defined>
    <meta:user-defined meta:name="bibliography">mylibrary.bib</meta:user-defined>
    <meta:user-defined meta:name="date">24-02-2022</meta:user-defined>
    <meta:user-defined meta:name="link_citations" meta:value-type="string">True</meta:user-defined>
    <meta:user-defined meta:name="subtitle" meta:value-type="string">Candidature au Label Bibliothécaire Formateur de niveau 2</meta:user-defined>
    <meta:user-defined meta:name="tags" meta:value-type="string"/>
  </office:meta>
</office:document-meta>
</file>